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 style:writing-mode="page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 style:writing-mode="page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 style:writing-mode="page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join-border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Contents_20_1">
      <style:paragraph-properties fo:text-align="end" style:justify-single-word="false"/>
    </style:style>
    <style:style style:name="P5" style:family="paragraph" style:parent-style-name="Contents_20_1"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Text_20_body">
      <style:text-properties officeooo:paragraph-rsid="000fe24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f3c0"/>
    </style:style>
    <style:style style:name="T3" style:family="text">
      <style:text-properties officeooo:rsid="000d75e3"/>
    </style:style>
    <style:style style:name="T4" style:family="text">
      <style:text-properties officeooo:rsid="001193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text:line-break/></text:p>
      <table:table table:name="Table2" table:style-name="Table2">
        <table:table-column table:style-name="Table2.A"/>
        <table:table-row table:style-name="TableLine94241737636864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241807712624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241807446640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241807775856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24180777644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1807777072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241807777728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24180777838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1807779088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241807779712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24180778033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1807781040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2418077817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1807782480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241807783216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241807783952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241807784688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24180778596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1807786704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241807787440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24180778817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1807788912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241807789648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24180779038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1807791120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24180779185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P8"><text:span text:style-name="T1">Le </text:span><text:span text:style-name="T1"><text:text-input text:description="&lt;formatLang(o.meeting_id.datewotime,date=True)&gt;">&lt;formatLang(o.meeting_id.date,date=True)&gt;</text:text-input></text:span></text:p>
      <table:table table:name="Table1" table:style-name="Table1">
        <table:table-column table:style-name="Table1.A"/>
        <table:table-row table:style-name="TableLine94241807713344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241807804000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241807804768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241807805264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241807805856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241807806400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Text_20_body">Blalblabla.<text:span text:style-name="T3">Blablabli</text:span></text:p>
      <text:p text:style-name="Text_20_body"><text:text-input text:description="&lt;if test=&quot;o.receiver_partner is True&quot;&gt;">&lt;if test="o.receiver_partner is True"&gt;</text:text-input><text:s/><text:text-input text:description="&lt;o.partner_id.title.name&gt;">&lt;o.partner_id.title.name&gt;</text:text-input>,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text:span text:style-name="T4">J</text:span>e fais suite à votre consultation de ce jour.<text:text-input text:description="&lt;/if&gt;">&lt;/if&gt;</text:text-input></text:p>
      <text:p text:style-name="Text_20_body"><text:soft-page-break/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text:text-input text:description="&lt;/if&gt;">&lt;/if&gt;</text:text-input></text:p>
      <text:p text:style-name="P2"><text:text-input text:description="&lt;o.meeting_id.chief_complaint&gt;">&lt;o.meeting_id.chief_complaint&gt;</text:text-input></text:p>
      <text:p text:style-name="P1"><text:text-input text:description="&lt;for each='line in o.meeting_id.refraction_ids'&gt;">&lt;for each='line in o.meeting_id.refraction_ids'&gt;</text:text-input></text:p>
      <text:p text:style-name="P1"><text:text-input text:description="&lt;if test=&quot;line.va_type=='BCVA'&quot;&gt;">&lt;if test="line.va_ty='BCVA'"&gt;</text:text-input></text:p>
      <text:p text:style-name="P1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1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text:s/><text:span text:style-name="T2">| </text:span>OG : <text:text-input text:description="&lt;line.va_os&gt;">va_os</text:text-input><text:s/><text:text-input text:description="&lt;if test=&quot;line.qualif_os&quot;&gt;">if qualif_os</text:text-input><text:s/>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2"><text:text-input text:description="&lt;/if&gt;">&lt;/if&gt;</text:text-input></text:p>
      <text:p text:style-name="P1"><text:text-input text:description="&lt;/for&gt;">endfor</text:text-input></text:p>
      <text:p text:style-name="P1">L'examen à la lampe à fente montre :</text:p>
      <text:p text:style-name="P1"><text:text-input text:description="&lt;for each='line in o.meeting_id.sle_ids'&gt;">&lt;for each='line in o.meeting_id.refraction_ids'&gt;</text:text-input></text:p>
      <text:p text:style-name="P6"><text:text-input text:description="&lt;choose&gt;">&lt;choose&gt;</text:text-input></text:p>
      <text:p text:style-name="P6"><text:text-input text:description=""/><text:text-input text:description="&lt;when test=&quot;line.as_od == line.as_os&quot;&gt;">&lt;when test="line.as_od == line.as_os"&gt;</text:text-input></text:p>
      <text:p text:style-name="P6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: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 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Text_20_body"><text:text-input text:description="&lt;if test=&quot;o.receiver_partner is True&quot;&gt;">&lt;if test="o.receiver_partner is True"&gt;</text:text-input></text:p>
      <text:p text:style-name="Text_20_body">Je reste à votre disposition pour de plus amples renseignements.<text:line-break/>Veuillez agréer, <text:text-input text:description="&lt;o.partner_id.title.name&gt;">&lt;o.partner_id.title.name&gt;</text:text-input>, l'expression de mes meilleurs sentiments.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1">Bien confraternellement</text:p>
      <text:p text:style-name="P9"><text:soft-page-break/><text:text-input text:description="&lt;/if&gt;">&lt;/if&gt;</text:text-input><text:s/><text:text-input text:description="&lt;user.signature&gt;">&lt;user.signature&gt;</text:text-input><text:s/><text:text-input text:description="&lt;if test=&quot;o.dictate_wpatient is True&quot;&gt;">&lt;if test="o.dictate_wpatient is True"&gt;</text:text-input><text:s/>Dicté en la présence du patient 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241737531904">
          <table:table-cell table:style-name="Table3.A1" table:number-columns-spanned="3" office:value-type="string">
            <text:p text:style-name="P5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41829401808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41829404160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41829405536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4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241829411040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4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241829416384">
          <table:table-cell table:style-name="Table3.A1" office:value-type="string">
            <text:p text:style-name="P3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41829418688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2-18T06:35:32.342285724</dc:date>
    <meta:editing-duration>P1DT2H47M11S</meta:editing-duration>
    <meta:editing-cycles>197</meta:editing-cycles>
    <meta:document-statistic meta:table-count="3" meta:image-count="0" meta:object-count="0" meta:page-count="3" meta:paragraph-count="113" meta:word-count="812" meta:character-count="4097" meta:non-whitespace-character-count="3818"/>
  </office:meta>
</office:document-meta>
</file>